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as-char" svg:width="14.101cm" svg:height="9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9-07-18T14:35:06.494370603</meta:creation-date>
    <dc:date>2019-07-18T14:37:12.701262811</dc:date>
    <dc:creator>Miklos Vajna</dc:creator>
    <meta:editing-duration>PT2M5S</meta:editing-duration>
    <meta:editing-cycles>3</meta:editing-cycles>
    <meta:generator>LibreOfficeDev/6.4.0.0.alpha0$Linux_X86_64 LibreOffice_project/695775047145ac367d48ff4d744d53b7e929e80f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0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905cm" svg:x="3.921cm" svg:y="3.159cm">
          <text:p text:style-name="P1">Hell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